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42cm" fo:min-width="1.092cm" loext:decorative="false"/>
    </style:style>
    <style:style style:name="gr2" style:family="graphic" style:parent-style-name="objectwithoutfill">
      <style:graphic-properties draw:marker-end="Puntas_20_de_20_flecha_20_1" draw:marker-end-width="0.3cm" draw:fill="none"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3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1cm" fo:min-width="2.334cm" loext:decorative="false"/>
      <style:paragraph-properties style:writing-mode="lr-tb"/>
    </style:style>
    <style:style style:name="gr5" style:family="graphic" style:parent-style-name="objectwithoutfill">
      <style:graphic-properties draw:marker-end="Puntas_20_de_20_flecha_20_2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Puntas_20_de_20_flecha_20_3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Puntas_20_de_20_flecha_20_4" draw:marker-end-width="0.3cm" draw:fill="none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2.5cm" fo:min-width="4.75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25cm" svg:height="2.25cm" svg:x="1.7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5cm" svg:y1="3.75cm" svg:x2="13.25cm" svg:y2="3.75cm">
          <text:p/>
        </draw:line>
        <draw:custom-shape draw:style-name="gr3" draw:text-style-name="P3" draw:layer="layout" svg:width="3.5cm" svg:height="1.75cm" svg:x="7.5cm" svg:y="3cm">
          <text:p text:style-name="P1"><text:span text:style-name="T1">Distancia = 0</text:span></text:p>
          <text:p text:style-name="P1"><text:span text:style-name="T1">Velocidad = 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cm" svg:height="2cm" svg:x="13cm" svg:y="2.75cm">
          <text:p text:style-name="P1"><text:span text:style-name="T1">Imprime (“dame dist”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4.75cm" svg:y1="3.75cm" svg:x2="6.5cm" svg:y2="3.75cm">
          <text:p/>
        </draw:line>
        <draw:line draw:style-name="gr2" draw:text-style-name="P2" draw:layer="layout" svg:x1="17cm" svg:y1="3.75cm" svg:x2="18.75cm" svg:y2="3.75cm">
          <text:p/>
        </draw:line>
        <draw:line draw:style-name="gr2" draw:text-style-name="P2" draw:layer="layout" svg:x1="11.5cm" svg:y1="3.75cm" svg:x2="13.25cm" svg:y2="3.75cm">
          <text:p/>
        </draw:line>
        <draw:custom-shape draw:style-name="gr4" draw:text-style-name="P3" draw:layer="layout" svg:width="4.5cm" svg:height="2cm" svg:x="23.5cm" svg:y="3cm">
          <text:p text:style-name="P1"><text:span text:style-name="T1">Imprime (“dame velocidad”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2" draw:layer="layout" svg:x1="22.25cm" svg:y1="3.75cm" svg:x2="24cm" svg:y2="3.75cm">
          <text:p/>
        </draw:line>
        <draw:line draw:style-name="gr6" draw:text-style-name="P2" draw:layer="layout" svg:x1="27.5cm" svg:y1="4cm" svg:x2="27.5cm" svg:y2="7cm">
          <text:p/>
        </draw:line>
        <draw:custom-shape draw:style-name="gr4" draw:text-style-name="P3" draw:layer="layout" svg:width="4.5cm" svg:height="2cm" svg:x="18.5cm" svg:y="2.75cm">
          <text:p text:style-name="P1"><text:span text:style-name="T1">leer distanci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4.5cm" svg:height="2cm" svg:x="24cm" svg:y="7.25cm">
          <text:p text:style-name="P1"><text:span text:style-name="T1">Leer velo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" draw:text-style-name="P2" draw:layer="layout" svg:x1="24.5cm" svg:y1="8cm" svg:x2="22.75cm" svg:y2="8cm">
          <text:p/>
        </draw:line>
        <draw:custom-shape draw:style-name="gr8" draw:text-style-name="P1" draw:layer="layout" svg:width="5.25cm" svg:height="2.75cm" svg:x="17.5cm" svg:y="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0T11:09:14.391000000</meta:creation-date>
    <dc:date>2024-09-20T11:16:46.947000000</dc:date>
    <meta:editing-duration>PT7M32S</meta:editing-duration>
    <meta:editing-cycles>2</meta:editing-cycles>
    <meta:generator>LibreOffice/24.8.1.2$Windows_X86_64 LibreOffice_project/87fa9aec1a63e70835390b81c40bb8993f1d4ff6</meta:generator>
    <meta:document-statistic meta:object-count="14"/>
  </office:meta>
</office:document-meta>
</file>